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a66" officeooo:paragraph-rsid="00131a66"/>
    </style:style>
    <style:style style:name="P2" style:family="paragraph" style:parent-style-name="Standard">
      <style:text-properties officeooo:rsid="00144f50" officeooo:paragraph-rsid="00144f50"/>
    </style:style>
    <style:style style:name="P3" style:family="paragraph" style:parent-style-name="Standard">
      <style:text-properties officeooo:rsid="0014b570" officeooo:paragraph-rsid="0014b570"/>
    </style:style>
    <style:style style:name="P4" style:family="paragraph" style:parent-style-name="Standard">
      <style:text-properties officeooo:rsid="001652da" officeooo:paragraph-rsid="001652da"/>
    </style:style>
    <style:style style:name="T1" style:family="text">
      <style:text-properties officeooo:rsid="0014b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at is volatile and where it is used?</text:p>
      <text:p text:style-name="P1">2.detail spi protocol?</text:p>
      <text:p text:style-name="P1">3.detail device driver?</text:p>
      <text:p text:style-name="P1">4.clear particular bit?</text:p>
      <text:p text:style-name="P1">5.difference between structure and union?</text:p>
      <text:p text:style-name="P1">6.what is os?</text:p>
      <text:p text:style-name="P1">7.what is kernel?</text:p>
      <text:p text:style-name="P2">8.questions on <text:span text:style-name="T1">projects </text:span>what ever mentioned in pr<text:span text:style-name="T1">ofile</text:span>.</text:p>
      <text:p text:style-name="P3">9.memory mapped io and io mapped io?</text:p>
      <text:p text:style-name="P4">10.what is Regist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8:51:02.792135817</meta:creation-date>
    <dc:date>2017-09-18T13:53:11.860548633</dc:date>
    <meta:editing-duration>PT11M29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10" meta:word-count="46" meta:character-count="290" meta:non-whitespace-character-count="254"/>
  </office:meta>
</office:document-meta>
</file>